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52615" officeooo:paragraph-rsid="00052615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052615" officeooo:paragraph-rsid="00052615"/>
    </style:style>
    <style:style style:name="P3" style:family="paragraph" style:parent-style-name="Standard">
      <style:text-properties style:font-name="Arial" style:text-underline-style="none" officeooo:rsid="00052615" officeooo:paragraph-rsid="00052615"/>
    </style:style>
    <style:style style:name="P4" style:family="paragraph" style:parent-style-name="Standard">
      <style:text-properties style:font-name="Arial" fo:font-size="14pt" fo:font-weight="bold" officeooo:rsid="00052615" officeooo:paragraph-rsid="00052615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style:text-underline-style="solid" style:text-underline-width="auto" style:text-underline-color="font-color" officeooo:rsid="00052615" officeooo:paragraph-rsid="00052615" style:font-size-asian="14pt" style:font-size-complex="14pt"/>
    </style:style>
    <style:style style:name="P6" style:family="paragraph" style:parent-style-name="Standard">
      <style:text-properties style:font-name="Arial" fo:font-size="14pt" style:text-underline-style="none" fo:font-weight="bold" officeooo:rsid="00052615" officeooo:paragraph-rsid="00052615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2pt" style:text-underline-style="none" officeooo:rsid="00052615" officeooo:paragraph-rsid="00052615" style:font-size-asian="10.5pt" style:font-size-complex="12pt"/>
    </style:style>
    <style:style style:name="P8" style:family="paragraph" style:parent-style-name="Standard">
      <style:text-properties style:font-name="Arial" fo:font-size="12pt" style:text-underline-style="none" officeooo:rsid="00052615" officeooo:paragraph-rsid="00052615" style:font-size-asian="12pt" style:font-size-complex="12pt"/>
    </style:style>
    <style:style style:name="P9" style:family="paragraph" style:parent-style-name="Standard">
      <style:text-properties style:font-name="Arial" officeooo:rsid="00052615" officeooo:paragraph-rsid="00052615"/>
    </style:style>
    <style:style style:name="P10" style:family="paragraph" style:parent-style-name="Standard">
      <style:text-properties style:font-name="Arial" officeooo:rsid="000ad50f" officeooo:paragraph-rsid="000ad50f"/>
    </style:style>
    <style:style style:name="T1" style:family="text">
      <style:text-properties officeooo:rsid="0008de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Members</text:p>
      <text:p text:style-name="P1"/>
      <text:p text:style-name="P1">Ajaykrishna Karthikeyan (2015A7PS0044H)</text:p>
      <text:p text:style-name="P1">Nikhil Iyer (2015A7PS0139H)</text:p>
      <text:p text:style-name="P1">Anirudh Srinivasan (2015A7PS0382H)</text:p>
      <text:p text:style-name="P1"/>
      <text:p text:style-name="P10">Execution Time : 32.324s</text:p>
      <text:p text:style-name="P1"/>
      <text:p text:style-name="P6">Class 1</text:p>
      <text:p text:style-name="P7"/>
      <text:p text:style-name="P7">Concept can be learnt</text:p>
      <text:p text:style-name="P7"/>
      <text:p text:style-name="P7">Specific Boundary</text:p>
      <text:p text:style-name="P7">&lt;?,0,?,1,?,?,?,?,1,1,0,?,?,?,?,?&gt; </text:p>
      <text:p text:style-name="P7"/>
      <text:p text:style-name="P7">General Boundary</text:p>
      <text:p text:style-name="P7">&lt;?,?,?,1,?,?,?,?,?,?,?,?,?,?,?,?&gt;</text:p>
      <text:p text:style-name="P2"/>
      <text:p text:style-name="P6">Class 2</text:p>
      <text:p text:style-name="P2"/>
      <text:p text:style-name="P3">Concept can be learnt</text:p>
      <text:p text:style-name="P3"/>
      <text:p text:style-name="P3">Specific Boundary</text:p>
      <text:p text:style-name="P3">&lt;0,1,1,0,?,?,?,0,1,1,0,0,2,1,?,?&gt; </text:p>
      <text:p text:style-name="P3"/>
      <text:p text:style-name="P3">General Boundary</text:p>
      <text:p text:style-name="P3">&lt;?,1,?,?,?,?,?,?,?,?,?,?,?,?,?,?&gt; &lt;0,?,?,?,?,?,?,?,?,?,?,?,2,?,?,?&gt; &lt;?,?,1,?,?,?,?,?,?,?,?,?,2,?,?,?&gt; &lt;?,?,?,0,?,?,?,?,?,?,?,?,2,?,?,?&gt; &lt;?,?,?,?,?,?,?,0,?,?,?,?,2,?,?,?&gt;</text:p>
      <text:p text:style-name="P2"/>
      <text:p text:style-name="P6">Class 3</text:p>
      <text:p text:style-name="P2"/>
      <text:p text:style-name="P3">Concept cannot be learnt</text:p>
      <text:p text:style-name="P2"/>
      <text:p text:style-name="P6">Class 4</text:p>
      <text:p text:style-name="P5"/>
      <text:p text:style-name="P8">Concept can be learnt</text:p>
      <text:p text:style-name="P8"/>
      <text:p text:style-name="P8">Specific Boundary of version space 4</text:p>
      <text:p text:style-name="P8">&lt;0,0,1,0,0,1,?,1,1,0,?,1,0,1,?,?&gt; </text:p>
      <text:p text:style-name="P8"/>
      <text:p text:style-name="P8">General Boundary of version space 4</text:p>
      <text:p text:style-name="P8">&lt;?,?,1,?,?,1,?,1,?,?,?,?,0,?,?,?&gt; &lt;?,?,1,?,?,1,?,?,1,?,?,?,0,?,?,?&gt; &lt;?,?,1,?,?,1,?,?,?,?,?,?,0,1,?,?&gt; &lt;?,?,1,?,?,?,?,1,?,0,?,?,?,?,?,?&gt; &lt;?,?,1,?,?,?,?,?,1,0,?,?,?,?,?,?&gt; &lt;?,?,1,?,?,?,?,?,?,0,?,?,?,1,?,?&gt; &lt;?,?,1,?,?,?,?,?,?,?,?,1,?,?,?,?&gt; &lt;?,?,?,0,?,?,?,?,?,?,?,1,?,?,?,?&gt; &lt;?,?,?,?,?,?,?,?,?,0,?,1,?,?,?,?&gt; 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Class 5</text:p>
      <text:p text:style-name="P1"/>
      <text:p text:style-name="P1">Concept can be learnt</text:p>
      <text:p text:style-name="P1"/>
      <text:p text:style-name="P8">Specific Boundary of version space 5</text:p>
      <text:p text:style-name="P8">&lt;0,0,1,0,0,1,?,1,1,1,?,0,4,?,0,0&gt;</text:p>
      <text:p text:style-name="P8"/>
      <text:p text:style-name="P8">General Boundary of version space 5</text:p>
      <text:p text:style-name="P8">&lt;0,0,1,?,?,1,?,?,1,?,?,0,?,?,?,?&gt; &lt;0,?,?,?,?,1,?,1,?,1,?,0,?,?,?,?&gt; &lt;0,?,?,?,?,1,?,1,?,?,?,?,4,?,?,?&gt; &lt;0,?,?,?,?,1,?,?,1,?,?,?,4,?,?,?&gt; &lt;0,?,?,?,?,1,?,?,?,1,?,?,4,?,?,?&gt; &lt;0,0,1,?,?,1,?,?,?,1,?,?,?,?,?,?&gt; &lt;?,?,1,?,?,1,?,1,?,1,?,?,?,?,?,?&gt; &lt;?,?,1,?,?,1,?,1,?,?,?,0,?,?,?,?&gt; &lt;?,?,1,?,?,1,?,1,?,?,?,?,4,?,?,?&gt; &lt;?,0,?,0,?,1,?,?,?,1,?,?,?,?,?,?&gt; &lt;?,?,?,0,?,1,?,1,?,1,?,?,?,?,?,?&gt; &lt;?,0,1,0,?,1,?,?,1,?,?,0,?,?,?,?&gt; &lt;?,?,?,0,?,1,?,1,?,?,?,?,4,?,?,?&gt; &lt;?,?,?,0,?,1,?,?,1,?,?,?,4,?,?,?&gt; &lt;?,?,?,0,?,1,?,?,?,1,?,?,4,?,?,?&gt; &lt;0,0,?,?,?,1,?,?,?,1,?,0,?,?,?,?&gt; &lt;?,?,?,?,?,1,?,?,?,1,?,?,4,?,?,0&gt; &lt;?,0,?,?,?,1,?,?,?,1,?,?,?,?,?,0&gt; &lt;?,?,?,?,0,1,?,?,?,1,?,?,?,?,?,0&gt; &lt;?,?,?,?,?,1,?,1,?,1,?,?,?,?,?,0&gt; &lt;?,0,1,?,?,1,?,?,1,?,?,0,?,?,?,0&gt; &lt;?,?,1,?,0,1,?,?,1,?,?,0,?,?,?,0&gt; &lt;?,?,?,?,?,1,?,1,?,?,?,?,4,?,?,0&gt; &lt;?,?,?,?,?,1,?,?,1,?,?,?,4,?,?,0&gt; </text:p>
      <text:p text:style-name="P5"/>
      <text:p text:style-name="P5"/>
      <text:p text:style-name="P6">Class 6</text:p>
      <text:p text:style-name="P5"/>
      <text:p text:style-name="P8">Concept can be learnt</text:p>
      <text:p text:style-name="P5"/>
      <text:p text:style-name="P8">Specific Boundary of version space 6</text:p>
      <text:p text:style-name="P8">&lt;?,0,1,0,?,0,?,0,0,1,?,0,6,0,?,0&gt; </text:p>
      <text:p text:style-name="P8"/>
      <text:p text:style-name="P8">General Boundary of version space 6</text:p>
      <text:p text:style-name="P8">&lt;?,?,?,?,?,0,?,?,?,?,?,?,6,?,?,?&gt; &lt;?,?,?,?,?,?,?,?,?,1,?,?,6,?,?,?&gt; </text:p>
      <text:p text:style-name="P2"/>
      <text:p text:style-name="P6">Class 7</text:p>
      <text:p text:style-name="P5"/>
      <text:p text:style-name="P7">Concept cannot be <text:span text:style-name="T1">lear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3:52:38.812611539</meta:creation-date>
    <dc:date>2017-10-02T16:54:16.904948143</dc:date>
    <meta:editing-duration>PT6M7S</meta:editing-duration>
    <meta:editing-cycles>4</meta:editing-cycles>
    <meta:generator>LibreOffice/5.4.1.2.0$Linux_X86_64 LibreOffice_project/40m0$Build-2</meta:generator>
    <meta:document-statistic meta:table-count="0" meta:image-count="0" meta:object-count="0" meta:page-count="2" meta:paragraph-count="39" meta:word-count="147" meta:character-count="2178" meta:non-whitespace-character-count="2063"/>
  </office:meta>
</office:document-meta>
</file>